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SUM([.H3:.H5297])" office:value-type="float" office:value="19214.851555" calcext:value-type="float">
            <text:p>19214.851555</text:p>
          </table:table-cell>
          <table:table-cell table:formula="of:=[.H2]/24/365" office:value-type="float" office:value="2.19347620490868" calcext:value-type="float">
            <text:p>2.19347620490868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Testing</text:p>
          </table:table-cell>
          <table:table-cell/>
          <table:table-cell office:value-type="string" calcext:value-type="string">
            <text:p>05/04/2022 – 13:13</text:p>
          </table:table-cell>
          <table:table-cell table:number-columns-repeated="1015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2:38:24.469784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2-04-05T13:13:12.121788646</dc:date>
    <meta:editing-duration>P5DT15H55M53S</meta:editing-duration>
    <meta:editing-cycles>213</meta:editing-cycles>
    <meta:document-statistic meta:table-count="1" meta:cell-count="6837" meta:object-count="0"/>
  </office:meta>
</office:document-meta>
</file>